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9.091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formula="of:=[.B2]&amp;&quot;.&quot;&amp;[.C2]&amp;&quot;.&quot;&amp;[.D2]&amp;&quot;.&quot;&amp;[.E2]" office:value-type="string" office:string-value="TST.DAM.bam.std.1" calcext:value-type="string">
            <text:p>TST.DAM.bam.std.1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bam.s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anton/backup/shev/out/gatcReadCounts/DAM1_local_GATCcounts.RData</text:p>
          </table:table-cell>
          <table:table-cell/>
        </table:table-row>
        <table:table-row table:style-name="ro1">
          <table:table-cell table:formula="of:=[.B3]&amp;&quot;.&quot;&amp;[.C3]&amp;&quot;.&quot;&amp;[.D3]&amp;&quot;.&quot;&amp;[.E3]" office:value-type="string" office:string-value="TST.LAM.bam.std.1" calcext:value-type="string">
            <text:p>TST.LAM.bam.std.1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bam.s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anton/backup/shev/out/gatcReadCounts/LAM1_local_GATCcounts.RData</text:p>
          </table:table-cell>
          <table:table-cell/>
        </table:table-row>
        <table:table-row table:style-name="ro1">
          <table:table-cell table:formula="of:=[.B4]&amp;&quot;.&quot;&amp;[.C4]&amp;&quot;.&quot;&amp;[.D4]&amp;&quot;.&quot;&amp;[.E4]" office:value-type="string" office:string-value="TST.DAM.bam.std.2" calcext:value-type="string">
            <text:p>TST.DAM.bam.std.2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bam.s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anton/backup/shev/out/gatcReadCounts/DAM2_local_GATCcounts.RData</text:p>
          </table:table-cell>
          <table:table-cell/>
        </table:table-row>
        <table:table-row table:style-name="ro1">
          <table:table-cell table:formula="of:=[.B5]&amp;&quot;.&quot;&amp;[.C5]&amp;&quot;.&quot;&amp;[.D5]&amp;&quot;.&quot;&amp;[.E5]" office:value-type="string" office:string-value="TST.LAM.bam.std.2" calcext:value-type="string">
            <text:p>TST.LAM.bam.std.2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bam.s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anton/backup/shev/out/gatcReadCounts/LAM2_local_GATCcounts.RDa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.00.0000</text:date>, <text:time style:data-style-name="N2" text:time-value="15:26:36.23293912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3T15:26:59.330048180</dc:date>
    <meta:generator>LibreOffice/4.2.7.2$Linux_X86_64 LibreOffice_project/420m0$Build-2</meta:generator>
    <meta:editing-duration>P0D</meta:editing-duration>
    <meta:editing-cycles>3</meta:editing-cycles>
    <meta:document-statistic meta:table-count="1" meta:cell-count="31" meta:object-count="0"/>
  </office:meta>
</office:document-meta>
</file>